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in" table:align="margins"/>
    </style:style>
    <style:style style:name="Table1.A" style:family="table-column">
      <style:table-column-properties style:column-width="2.75in" style:rel-column-width="3960*"/>
    </style:style>
    <style:style style:name="Table1.C" style:family="table-column">
      <style:table-column-properties style:column-width="2.6278in" style:rel-column-width="3784*"/>
    </style:style>
    <style:style style:name="Table1.D" style:family="table-column">
      <style:table-column-properties style:column-width="2.8722in" style:rel-column-width="413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fo:background-color="transparent" style:font-size-asian="10pt" style:font-size-complex="10p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Table_20_Contents">
      <style:text-properties style:font-name="Courier New" fo:font-size="10pt" fo:background-color="transparent" style:font-size-asian="10pt" style:font-size-complex="10pt"/>
    </style:style>
    <style:style style:name="P7" style:family="paragraph" style:parent-style-name="Horizontal_20_Line">
      <style:text-properties style:font-name="Courier New" fo:font-size="10pt" style:font-size-asian="10pt" style:font-size-complex="10pt"/>
    </style:style>
    <style:style style:name="P8" style:family="paragraph" style:parent-style-name="Preformatted_20_Text">
      <style:text-properties style:font-name="Courier New" fo:font-size="10pt" style:font-size-asian="10pt" style:font-size-complex="10pt"/>
    </style:style>
    <style:style style:name="P9" style:family="paragraph" style:parent-style-name="Preformatted_20_Text">
      <style:text-properties fo:background-color="transparent"/>
    </style:style>
    <style:style style:name="P10" style:family="paragraph" style:parent-style-name="Table_20_Heading">
      <style:text-properties style:font-name="Courier New" fo:font-size="10pt" style:font-size-asian="10pt" style:font-size-complex="10pt"/>
    </style:style>
    <style:style style:name="P11" style:family="paragraph" style:parent-style-name="Table_20_Heading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background-color="#00ff00"/>
    </style:style>
    <style:style style:name="T4" style:family="text">
      <style:text-properties fo:background-color="#ff950e"/>
    </style:style>
    <style:style style:name="T5" style:family="text">
      <style:text-properties fo:background-color="#9999ff"/>
    </style:style>
    <style:style style:name="T6" style:family="text">
      <style:text-properties fo:background-color="#00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2"/>
      <text:p text:style-name="P1"/>
      <text:p text:style-name="P2"/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0"/>
            </table:table-cell>
            <table:table-cell table:style-name="Table1.A1" office:value-type="string">
              <text:p text:style-name="P3">Results from the Helena 10Mjup, no fusion model, atmospheric values:</text:p>
            </table:table-cell>
            <table:table-cell table:style-name="Table1.A1" office:value-type="string">
              <text:p text:style-name="P3">Results from the Helena: atmospheric values, from the Peter-supplied values:</text:p>
            </table:table-cell>
            <table:table-cell table:style-name="Table1.D1" office:value-type="string">
              <text:p text:style-name="P11">Results from Peter's atmos subroutine:</text:p>
            </table:table-cell>
          </table:table-row>
        </table:table-header-rows>
        <table:table-row>
          <table:table-cell table:style-name="Table1.A2" office:value-type="string">
            <text:p text:style-name="P3">Atmos values: before any inputs get changed:</text:p>
          </table:table-cell>
          <table:table-cell table:style-name="Table1.A2" office:value-type="string">
            <text:p text:style-name="P1">Lout = 1.40224e+32</text:p>
            <text:p text:style-name="P1">Rout = 8.75421e+10</text:p>
            <text:p text:style-name="P1">Patm = 1.46546e+08</text:p>
            <text:p text:style-name="P1">Tatm = 7533.33</text:p>
            <text:p text:style-name="P1">Ratm = 1.11869e+10</text:p>
            <text:p text:style-name="P1">----------------------</text:p>
            <text:p text:style-name="P1">First (outermost) atmos values:</text:p>
            <text:p text:style-name="P1">P = 81.2677</text:p>
            <text:p text:style-name="P1">T = 1893.63</text:p>
            <text:p text:style-name="P1">rho = 1.18294e-09</text:p>
            <text:p text:style-name="P1">kappa = 0.0018962</text:p>
            <text:p text:style-name="P1">----------------------</text:p>
            <text:p text:style-name="P1"/>
          </table:table-cell>
          <table:table-cell table:style-name="Table1.A2" office:value-type="string">
            <text:p text:style-name="P1">Patm = 1.46546e+08</text:p>
            <text:p text:style-name="P1">Tatm = 7533.33</text:p>
            <text:p text:style-name="P1">Ratm = 1.11869e+10</text:p>
            <text:p text:style-name="P1">----------------------</text:p>
            <text:p text:style-name="P1">First (outermost) atmos values:</text:p>
            <text:p text:style-name="P1">P = 81.2677</text:p>
            <text:p text:style-name="P1">T = 1893.63</text:p>
            <text:p text:style-name="P1">rho = 1.18294e-09</text:p>
            <text:p text:style-name="P1">kappa = 0.0018962</text:p>
            <text:p text:style-name="P1">----------------------</text:p>
            <text:p text:style-name="P1"/>
          </table:table-cell>
          <table:table-cell table:style-name="Table1.D2" office:value-type="string">
            <text:p text:style-name="Preformatted_20_Text">(inputs)</text:p>
            <text:p text:style-name="Preformatted_20_Text"><text:s/>Zmass= <text:s/>1.748663683671694E+031</text:p>
            <text:p text:style-name="Preformatted_20_Text"><text:s/>Rstar = <text:s text:c="3"/>87542104809.4471 <text:s text:c="4"/></text:p>
            <text:p text:style-name="Preformatted_20_Text"><text:s/>Xlum = <text:s text:c="2"/>1.402235808868283E+032</text:p>
            <text:p text:style-name="P8"/>
            <text:p text:style-name="P8">(outputs)</text:p>
            <text:p text:style-name="P8">First values of:</text:p>
            <text:p text:style-name="P8">P= 8.7966E+01 </text:p>
            <text:p text:style-name="P8">RHO= 1.2812E-09 </text:p>
            <text:p text:style-name="P8">T= 1.8933E+03</text:p>
            <text:p text:style-name="P8">AKM= 1.9530E-03</text:p>
            <text:p text:style-name="P8"/>
            <text:p text:style-name="P1">Atmospheric Parameters: <text:s/></text:p>
            <text:p text:style-name="P1">T= <text:s/>1.22E+04 </text:p>
            <text:p text:style-name="P1">R= <text:s/>1.50E+10 </text:p>
            <text:p text:style-name="P1">P= <text:s/>1.67E+08 </text:p>
            <text:p text:style-name="P1">RHO= <text:s/>2.13E-04</text:p>
            <text:p text:style-name="P8"><text:s text:c="5"/></text:p>
            <text:p text:style-name="P8">Stellar Parameters: <text:s/></text:p>
            <text:p text:style-name="P8">T= <text:s/>2.25E+03 </text:p>
            <text:p text:style-name="P8">R= <text:s/>8.75E+10 </text:p>
            <text:p text:style-name="P8">L= <text:s/>1.40E+32</text:p>
            <text:p text:style-name="P8"/>
          </table:table-cell>
        </table:table-row>
        <table:table-row>
          <table:table-cell table:style-name="Table1.A2" office:value-type="string">
            <text:p text:style-name="P3">Atmos values with R varied</text:p>
          </table:table-cell>
          <table:table-cell table:style-name="Table1.A2" office:value-type="string">
            <text:p text:style-name="P1">Lout = 1.40224e+32</text:p>
            <text:p text:style-name="P1">Rout = 8.75859e+10</text:p>
            <text:p text:style-name="P1">Patm = 1.46605e+08</text:p>
            <text:p text:style-name="P1">Tatm = 7531.27</text:p>
            <text:p text:style-name="P1">Ratm = 1.11951e+10</text:p>
            <text:p text:style-name="P1">----------------------</text:p>
            <text:p text:style-name="P1">First (outermost) atmos values:</text:p>
            <text:p text:style-name="P1">P = 81.4052</text:p>
            <text:p text:style-name="P1">T = 1893.15</text:p>
            <text:p text:style-name="P1">rho = 1.18531e-09</text:p>
            <text:p text:style-name="P1">kappa = 0.00189106</text:p>
            <text:p text:style-name="P1">----------------------</text:p>
          </table:table-cell>
          <table:table-cell table:style-name="Table1.A2" office:value-type="string">
            <text:p text:style-name="P1">Patm = 1.43102e+08</text:p>
            <text:p text:style-name="P1">Tatm = 7461.85</text:p>
            <text:p text:style-name="P1">Ratm = 1.12059e+10</text:p>
            <text:p text:style-name="P1">----------------------</text:p>
            <text:p text:style-name="P1">First (outermost) atmos values:</text:p>
            <text:p text:style-name="P1">P = 82.6592</text:p>
            <text:p text:style-name="P1">T = 1888.91</text:p>
            <text:p text:style-name="P1">rho = 1.20717e-09</text:p>
            <text:p text:style-name="P1">kappa = 0.00184538</text:p>
            <text:p text:style-name="P1">----------------------</text:p>
            <text:p text:style-name="P1"/>
          </table:table-cell>
          <table:table-cell table:style-name="Table1.D2" office:value-type="string">
            <text:p text:style-name="P6">(inputs) </text:p>
            <text:p text:style-name="P4">Rstar = <text:s text:c="3"/>87979815323.7107 <text:s text:c="4"/></text:p>
            <text:p text:style-name="P4">Xlum = <text:s text:c="2"/>1.402235808868283E+032</text:p>
            <text:p text:style-name="P4"/>
            <text:p text:style-name="P5"><text:span text:style-name="T1">(outputs)</text:span></text:p>
            <text:p text:style-name="P5"><text:span text:style-name="T1">First values of:</text:span></text:p>
            <text:p text:style-name="P9">P = 8.9239E+01<text:tab/><text:tab/></text:p>
            <text:p text:style-name="P9">RHO = 1.3040E-09 <text:tab/><text:tab/> </text:p>
            <text:p text:style-name="P9">T = 1.8886E+03 <text:s/><text:tab/><text:tab/> </text:p>
            <text:p text:style-name="P9">AKM = 1.9025E-03 </text:p>
            <text:p text:style-name="P9"/>
            <text:p text:style-name="P9">Atmospheric Parameters:</text:p>
            <text:p text:style-name="P9">Tatm = <text:s text:c="3"/>11930.8659605887 </text:p>
            <text:p text:style-name="P9">Rhoatm = <text:s text:c="2"/>2.115572669503067E-004</text:p>
            <text:p text:style-name="P9">Ratm = <text:s text:c="3"/>14954723622.7242 </text:p>
            <text:p text:style-name="P9">Patm = <text:s text:c="3"/>162772825.885528 </text:p>
            <text:p text:style-name="P9"/>
            <text:p text:style-name="P9">Stellar Parameters:</text:p>
            <text:p text:style-name="P9">T= <text:s/>2.25E+03 </text:p>
            <text:p text:style-name="P9">R= <text:s/>8.80E+10 </text:p>
            <text:p text:style-name="P9"><text:soft-page-break/>L= <text:s/>1.40E+32</text:p>
          </table:table-cell>
        </table:table-row>
        <table:table-row>
          <table:table-cell table:style-name="Table1.A2" office:value-type="string">
            <text:p text:style-name="P3">Atmos values with L varied</text:p>
          </table:table-cell>
          <table:table-cell table:style-name="Table1.A2" office:value-type="string">
            <text:p text:style-name="P1">Lout = 1.40294e+32</text:p>
            <text:p text:style-name="P1">Rout = 8.75421e+10</text:p>
            <text:p text:style-name="P1">Patm = 1.46475e+08</text:p>
            <text:p text:style-name="P1">Tatm = 7534.33</text:p>
            <text:p text:style-name="P1">Ratm = 1.11881e+10</text:p>
            <text:p text:style-name="P1">----------------------</text:p>
            <text:p text:style-name="P1">First (outermost) atmos values:</text:p>
            <text:p text:style-name="P1">P = 81.171</text:p>
            <text:p text:style-name="P1">T = 1893.86</text:p>
            <text:p text:style-name="P1">rho = 1.18134e-09</text:p>
            <text:p text:style-name="P1">kappa = 0.00189848</text:p>
            <text:p text:style-name="P1">----------------------</text:p>
            <text:p text:style-name="P1"/>
          </table:table-cell>
          <table:table-cell table:style-name="Table1.A2" office:value-type="string">
            <text:p text:style-name="P1">Patm = 1.4685e+08</text:p>
            <text:p text:style-name="P1">Tatm = 7556.32</text:p>
            <text:p text:style-name="P1">Ratm = 1.12149e+10</text:p>
            <text:p text:style-name="P1">----------------------</text:p>
            <text:p text:style-name="P1">First atmos values:</text:p>
            <text:p text:style-name="P1">P = 80.3151</text:p>
            <text:p text:style-name="P1">T = 1895.99</text:p>
            <text:p text:style-name="P1">rho = 1.16714e-09</text:p>
            <text:p text:style-name="P1">kappa = 0.00191897</text:p>
            <text:p text:style-name="P1">----------------------</text:p>
          </table:table-cell>
          <table:table-cell table:style-name="Table1.D2" office:value-type="string">
            <text:p text:style-name="Preformatted_20_Text">(inputs)</text:p>
            <text:p text:style-name="Preformatted_20_Text"><text:s/>Rstar = <text:s text:c="3"/>87542104809.4471 <text:s text:c="4"/></text:p>
            <text:p text:style-name="Preformatted_20_Text"><text:s/>Xlum = <text:s text:c="2"/>1.409246987755913E+032</text:p>
            <text:p text:style-name="P8"/>
            <text:p text:style-name="P8">(outputs)</text:p>
            <text:p text:style-name="P8">First values of:</text:p>
            <text:p text:style-name="P8">P = 8.7055E+01 </text:p>
            <text:p text:style-name="P8">RHO = 1.2658E-09</text:p>
            <text:p text:style-name="P8">T = 1.8956E+03 </text:p>
            <text:p text:style-name="P8">AKM = 1.9761E-03</text:p>
            <text:p text:style-name="P8"/>
            <text:p text:style-name="P8">Atmospheric Parameters:</text:p>
            <text:p text:style-name="Standard"><text:span text:style-name="T1">Tatm = <text:s text:c="3"/>12282.8685099036</text:span> <text:s text:c="4"/></text:p>
            <text:p text:style-name="Preformatted_20_Text">Rhoatm = <text:s text:c="2"/>2.112800701284692E-004</text:p>
            <text:p text:style-name="Preformatted_20_Text">Ratm = <text:s text:c="3"/>15149478351.8969 <text:s text:c="4"/></text:p>
            <text:p text:style-name="P8">Patm = <text:s text:c="3"/>167698890.222631 <text:s/></text:p>
            <text:p text:style-name="P8"/>
            <text:p text:style-name="P8">Stellar Parameters:</text:p>
            <text:p text:style-name="P8">T= <text:s/>2.25E+03 </text:p>
            <text:p text:style-name="P8">R= <text:s/>8.75E+10 </text:p>
            <text:p text:style-name="P8">L= <text:s/>1.41E+32</text:p>
          </table:table-cell>
        </table:table-row>
      </table:table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0.5pt" fo:language="en" fo:country="US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.5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0.5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l Ruhlen</meta:initial-creator>
    <meta:creation-date>2012-10-19T18:00:34</meta:creation-date>
    <dc:date>2012-10-19T19:40:50</dc:date>
    <dc:creator>Laurel Ruhlen</dc:creator>
    <meta:editing-duration>PT1H40M17S</meta:editing-duration>
    <meta:editing-cycles>11</meta:editing-cycles>
    <meta:generator>OpenOffice.org/3.3$Unix OpenOffice.org_project/330m20$Build-9567</meta:generator>
    <meta:document-statistic meta:table-count="1" meta:image-count="0" meta:object-count="0" meta:page-count="2" meta:paragraph-count="128" meta:word-count="350" meta:character-count="2517"/>
  </office:meta>
</office:document-meta>
</file>